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5.352cm"/>
    </style:style>
    <style:style style:name="co11" style:family="table-column">
      <style:table-column-properties fo:break-before="auto" style:column-width="7.384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4.45cm"/>
    </style:style>
    <style:style style:name="co15" style:family="table-column">
      <style:table-column-properties fo:break-before="auto" style:column-width="4.724cm"/>
    </style:style>
    <style:style style:name="co16" style:family="table-column">
      <style:table-column-properties fo:break-before="auto" style:column-width="4.891cm"/>
    </style:style>
    <style:style style:name="co17" style:family="table-column">
      <style:table-column-properties fo:break-before="auto" style:column-width="5.059cm"/>
    </style:style>
    <style:style style:name="co18" style:family="table-column">
      <style:table-column-properties fo:break-before="auto" style:column-width="4.242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263cm"/>
    </style:style>
    <style:style style:name="co21" style:family="table-column">
      <style:table-column-properties fo:break-before="auto" style:column-width="5.583cm"/>
    </style:style>
    <style:style style:name="co22" style:family="table-column">
      <style:table-column-properties fo:break-before="auto" style:column-width="3.0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59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="0.06pt solid #000000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Bitstream Charter"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Bitstream Chart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itstream Charter" fo:font-size="11pt" style:font-size-asian="11pt" style:font-size-complex="11pt"/>
    </style:style>
    <style:style style:name="ce8" style:family="table-cell" style:parent-style-name="Default" style:data-style-name="N11">
      <style:table-cell-properties fo:border="0.06pt solid #000000"/>
      <style:text-properties style:font-name="Bitstream Charter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8"/>
        <table:table-column table:style-name="co13" table:default-cell-style-name="ce8"/>
        <table:table-column table:style-name="co14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row table:style-name="ro2">
          <table:table-cell table:style-name="ce1" office:value-type="string">
            <text:p>Benchmark</text:p>
          </table:table-cell>
          <table:table-cell table:style-name="ce4" office:value-type="string">
            <text:p>Forwarding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Forwading/Total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 DM</text:p>
          </table:table-cell>
          <table:table-cell table:style-name="ce1" office:value-type="string">
            <text:p>Data Cache Miss DM</text:p>
          </table:table-cell>
          <table:table-cell table:style-name="ce1" office:value-type="string">
            <text:p>Data Cache Hit Fully</text:p>
          </table:table-cell>
          <table:table-cell table:style-name="ce1" office:value-type="string">
            <text:p>Data Cache Miss Fully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2">
          <table:table-cell office:value-type="string">
            <text:p>Quicksort Small</text:p>
          </table:table-cell>
          <table:table-cell office:value-type="float" office:value="1543859">
            <text:p>1543859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E2]" office:value-type="percentage" office:value="0.107118530749052">
            <text:p>10,71%</text:p>
          </table:table-cell>
          <table:table-cell table:formula="of:=[.C2]/[.E2]" office:value-type="percentage" office:value="0">
            <text:p>0,00%</text:p>
          </table:table-cell>
          <table:table-cell table:formula="of:=[.D2]/[.E2]" office:value-type="percentage" office:value="0.0479552542240229">
            <text:p>4,80%</text:p>
          </table:table-cell>
          <table:table-cell office:value-type="float" office:value="3750507">
            <text:p>3750507</text:p>
          </table:table-cell>
          <table:table-cell office:value-type="float" office:value="843437">
            <text:p>843437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L2]*100)/([.K2]+[.L2])" office:value-type="percentage" office:value="49.2599169689487">
            <text:p>4925,99%</text:p>
          </table:table-cell>
          <table:table-cell table:formula="of:=([.N2]*100)/[.E2]" office:value-type="percentage" office:value="0.0158819112940094">
            <text:p>1,59%</text:p>
          </table:table-cell>
          <table:table-cell table:formula="of:=([.P2]*100)/[.O2]" office:value-type="percentage" office:value="3.31449280323127">
            <text:p>331,45%</text:p>
          </table:table-cell>
        </table:table-row>
        <table:table-row table:style-name="ro2">
          <table:table-cell office:value-type="string">
            <text:p>Quicksort Large</text:p>
          </table:table-cell>
          <table:table-cell office:value-type="float" office:value="273345020">
            <text:p>273345020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E3]" office:value-type="percentage" office:value="0.276280644966139">
            <text:p>27,63%</text:p>
          </table:table-cell>
          <table:table-cell table:formula="of:=[.C3]/[.E3]" office:value-type="percentage" office:value="0">
            <text:p>0,00%</text:p>
          </table:table-cell>
          <table:table-cell table:formula="of:=[.D3]/[.E3]" office:value-type="percentage" office:value="0.0547390740162631">
            <text:p>5,47%</text:p>
          </table:table-cell>
          <table:table-cell office:value-type="float" office:value="206286133">
            <text:p>206286133</text:p>
          </table:table-cell>
          <table:table-cell office:value-type="float" office:value="2789959">
            <text:p>2789959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L3]*100)/([.K3]+[.L3])" office:value-type="percentage" office:value="37.6449747300614">
            <text:p>3764,50%</text:p>
          </table:table-cell>
          <table:table-cell table:formula="of:=([.N3]*100)/[.E3]" office:value-type="percentage" office:value="0.000362552306053917">
            <text:p>0,04%</text:p>
          </table:table-cell>
          <table:table-cell table:formula="of:=([.P3]*100)/[.O3]" office:value-type="percentage" office:value="0.489161104142251">
            <text:p>48,92%</text:p>
          </table:table-cell>
        </table:table-row>
        <table:table-row table:style-name="ro4">
          <table:table-cell office:value-type="string">
            <text:p>Susan Corner Small</text:p>
          </table:table-cell>
          <table:table-cell office:value-type="float" office:value="882328">
            <text:p>882328</text:p>
          </table:table-cell>
          <table:table-cell office:value-type="float" office:value="0">
            <text:p>0</text:p>
          </table:table-cell>
          <table:table-cell office:value-type="float" office:value="167841">
            <text:p>167841</text:p>
          </table:table-cell>
          <table:table-cell office:value-type="float" office:value="3458872">
            <text:p>3458872</text:p>
          </table:table-cell>
          <table:table-cell table:formula="of:=[.B4]/[.E4]" office:value-type="percentage" office:value="0.255091255183771">
            <text:p>25,51%</text:p>
          </table:table-cell>
          <table:table-cell table:formula="of:=[.C4]/[.E4]" office:value-type="percentage" office:value="0">
            <text:p>0,00%</text:p>
          </table:table-cell>
          <table:table-cell table:formula="of:=[.D4]/[.E4]" office:value-type="percentage" office:value="0.0485247791765639">
            <text:p>4,85%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4]*100)/([.K4]+[.L4])" office:value-type="percentage" office:value="1.71111966471443">
            <text:p>171,11%</text:p>
          </table:table-cell>
          <table:table-cell table:formula="of:=([.N4]*100)/[.E4]" office:value-type="percentage" office:value="0.1304760627164">
            <text:p>13,05%</text:p>
          </table:table-cell>
          <table:table-cell table:formula="of:=([.P4]*100)/[.O4]" office:value-type="percentage" office:value="0">
            <text:p>0,00%</text:p>
          </table:table-cell>
        </table:table-row>
        <table:table-row table:style-name="ro4">
          <table:table-cell office:value-type="string">
            <text:p>Susan Edges Small</text:p>
          </table:table-cell>
          <table:table-cell office:value-type="float" office:value="1657002">
            <text:p>1657002</text:p>
          </table:table-cell>
          <table:table-cell office:value-type="float" office:value="0">
            <text:p>0</text:p>
          </table:table-cell>
          <table:table-cell office:value-type="float" office:value="349551">
            <text:p>349551</text:p>
          </table:table-cell>
          <table:table-cell office:value-type="float" office:value="6887633">
            <text:p>6887633</text:p>
          </table:table-cell>
          <table:table-cell table:formula="of:=[.B5]/[.E5]" office:value-type="percentage" office:value="0.240576407018202">
            <text:p>24,06%</text:p>
          </table:table-cell>
          <table:table-cell table:formula="of:=[.C5]/[.E5]" office:value-type="percentage" office:value="0">
            <text:p>0,00%</text:p>
          </table:table-cell>
          <table:table-cell table:formula="of:=[.D5]/[.E5]" office:value-type="percentage" office:value="0.0507505263419233">
            <text:p>5,08%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5]*100)/([.K5]+[.L5])" office:value-type="percentage" office:value="1.71111966471443">
            <text:p>171,11%</text:p>
          </table:table-cell>
          <table:table-cell table:formula="of:=([.N5]*100)/[.E5]" office:value-type="percentage" office:value="0.0655232356311668">
            <text:p>6,55%</text:p>
          </table:table-cell>
          <table:table-cell table:formula="of:=([.P5]*100)/[.O5]" office:value-type="percentage" office:value="0">
            <text:p>0,00%</text:p>
          </table:table-cell>
        </table:table-row>
        <table:table-row table:style-name="ro4">
          <table:table-cell office:value-type="string">
            <text:p>Susan Smoothing Small</text:p>
          </table:table-cell>
          <table:table-cell office:value-type="float" office:value="15562439">
            <text:p>15562439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E6]" office:value-type="percentage" office:value="0.440610297980002">
            <text:p>44,06%</text:p>
          </table:table-cell>
          <table:table-cell table:formula="of:=[.C6]/[.E6]" office:value-type="percentage" office:value="0.0000586350203278924">
            <text:p>0,01%</text:p>
          </table:table-cell>
          <table:table-cell table:formula="of:=[.D6]/[.E6]" office:value-type="percentage" office:value="0.0153829301423047">
            <text:p>1,54%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6]*100)/([.K6]+[.L6])" office:value-type="percentage" office:value="1.71111966471443">
            <text:p>171,11%</text:p>
          </table:table-cell>
          <table:table-cell table:formula="of:=([.N6]*100)/[.E6]" office:value-type="percentage" office:value="0.0127773948208488">
            <text:p>1,28%</text:p>
          </table:table-cell>
          <table:table-cell table:formula="of:=([.P6]*100)/[.O6]" office:value-type="percentage" office:value="0">
            <text:p>0,00%</text:p>
          </table:table-cell>
        </table:table-row>
        <table:table-row table:style-name="ro4">
          <table:table-cell office:value-type="string">
            <text:p>Basic Math Small</text:p>
          </table:table-cell>
          <table:table-cell office:value-type="float" office:value="289839658">
            <text:p>289839658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E7]" office:value-type="percentage" office:value="0.21291781910574">
            <text:p>21,29%</text:p>
          </table:table-cell>
          <table:table-cell table:formula="of:=[.C7]/[.E7]" office:value-type="percentage" office:value="0">
            <text:p>0,00%</text:p>
          </table:table-cell>
          <table:table-cell table:formula="of:=[.D7]/[.E7]" office:value-type="percentage" office:value="0.0463977183657269">
            <text:p>4,64%</text:p>
          </table:table-cell>
          <table:table-cell office:value-type="float" office:value="238986743">
            <text:p>238986743</text:p>
          </table:table-cell>
          <table:table-cell office:value-type="float" office:value="21386">
            <text:p>21386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L7]*100)/([.K7]+[.L7])" office:value-type="percentage" office:value="0.0639145625042736">
            <text:p>6,39%</text:p>
          </table:table-cell>
          <table:table-cell table:formula="of:=([.N7]*100)/[.E7]" office:value-type="percentage" office:value="0.000545224233394177">
            <text:p>0,05%</text:p>
          </table:table-cell>
          <table:table-cell table:formula="of:=([.P7]*100)/[.O7]" office:value-type="percentage" office:value="0.000112347117128558">
            <text:p>0,01%</text:p>
          </table:table-cell>
        </table:table-row>
        <table:table-row table:style-name="ro4">
          <table:table-cell office:value-type="string">
            <text:p>Bit Count Small</text:p>
          </table:table-cell>
          <table:table-cell office:value-type="float" office:value="8646890">
            <text:p>8646890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8]/[.E8]" office:value-type="percentage" office:value="0.189651090631564">
            <text:p>18,97%</text:p>
          </table:table-cell>
          <table:table-cell table:formula="of:=[.C8]/[.E8]" office:value-type="percentage" office:value="0">
            <text:p>0,00%</text:p>
          </table:table-cell>
          <table:table-cell table:formula="of:=[.D8]/[.E8]" office:value-type="percentage" office:value="0.0115737108617305">
            <text:p>1,16%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L8]*100)/([.K8]+[.L8])" office:value-type="percentage" office:value="0.0184714810312174">
            <text:p>1,85%</text:p>
          </table:table-cell>
          <table:table-cell table:formula="of:=([.N8]*100)/[.E8]" office:value-type="percentage" office:value="0.00540645178100804">
            <text:p>0,54%</text:p>
          </table:table-cell>
          <table:table-cell table:formula="of:=([.P8]*100)/[.O8]" office:value-type="percentage" office:value="0">
            <text:p>0,00%</text:p>
          </table:table-cell>
        </table:table-row>
        <table:table-row table:style-name="ro4">
          <table:table-cell office:value-type="string">
            <text:p>Bit Count Large</text:p>
          </table:table-cell>
          <table:table-cell office:value-type="float" office:value="130050447">
            <text:p>130050447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9]/[.E9]" office:value-type="percentage" office:value="0.190062658963923">
            <text:p>19,01%</text:p>
          </table:table-cell>
          <table:table-cell table:formula="of:=[.C9]/[.E9]" office:value-type="percentage" office:value="0">
            <text:p>0,00%</text:p>
          </table:table-cell>
          <table:table-cell table:formula="of:=[.D9]/[.E9]" office:value-type="percentage" office:value="0.0115129756697746">
            <text:p>1,15%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L9]*100)/([.K9]+[.L9])" office:value-type="percentage" office:value="0.00123904103817628">
            <text:p>0,12%</text:p>
          </table:table-cell>
          <table:table-cell table:formula="of:=([.N9]*100)/[.E9]" office:value-type="percentage" office:value="0.000360248246087205">
            <text:p>0,04%</text:p>
          </table:table-cell>
          <table:table-cell table:formula="of:=([.P9]*100)/[.O9]" office:value-type="percentage" office:value="0">
            <text:p>0,00%</text:p>
          </table:table-cell>
        </table:table-row>
        <table:table-row table:style-name="ro4">
          <table:table-cell office:value-type="string">
            <text:p>CRC 32 Small</text:p>
          </table:table-cell>
          <table:table-cell office:value-type="float" office:value="4117055">
            <text:p>4117055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0]/[.E10]" office:value-type="percentage" office:value="0.130110580190627">
            <text:p>13,01%</text:p>
          </table:table-cell>
          <table:table-cell table:formula="of:=[.C10]/[.E10]" office:value-type="percentage" office:value="0">
            <text:p>0,00%</text:p>
          </table:table-cell>
          <table:table-cell table:formula="of:=[.D10]/[.E10]" office:value-type="percentage" office:value="0.000094524057937085">
            <text:p>0,01%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L10]*100)/([.K10]+[.L10])" office:value-type="percentage" office:value="0.0147686081736476">
            <text:p>1,48%</text:p>
          </table:table-cell>
          <table:table-cell table:formula="of:=([.N10]*100)/[.E10]" office:value-type="percentage" office:value="0.00598241530173527">
            <text:p>0,60%</text:p>
          </table:table-cell>
          <table:table-cell table:formula="of:=([.P10]*100)/[.O10]" office:value-type="percentage" office:value="0">
            <text:p>0,00%</text:p>
          </table:table-cell>
        </table:table-row>
        <table:table-row table:style-name="ro4">
          <table:table-cell office:value-type="string">
            <text:p>CRC 32 Large</text:p>
          </table:table-cell>
          <table:table-cell office:value-type="float" office:value="80016746">
            <text:p>80016746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1]/[.E11]" office:value-type="percentage" office:value="0.130097630226837">
            <text:p>13,01%</text:p>
          </table:table-cell>
          <table:table-cell table:formula="of:=[.C11]/[.E11]" office:value-type="percentage" office:value="0">
            <text:p>0,00%</text:p>
          </table:table-cell>
          <table:table-cell table:formula="of:=[.D11]/[.E11]" office:value-type="percentage" office:value="0.0000850367778780212">
            <text:p>0,01%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L11]*100)/([.K11]+[.L11])" office:value-type="percentage" office:value="0.000759777099259683">
            <text:p>0,08%</text:p>
          </table:table-cell>
          <table:table-cell table:formula="of:=([.N11]*100)/[.E11]" office:value-type="percentage" office:value="0.000307779091665891">
            <text:p>0,03%</text:p>
          </table:table-cell>
          <table:table-cell table:formula="of:=([.P11]*100)/[.O11]" office:value-type="percentage" office:value="0">
            <text:p>0,00%</text:p>
          </table:table-cell>
        </table:table-row>
        <table:table-row table:style-name="ro5">
          <table:table-cell office:value-type="string">
            <text:p>ADPCM Small Encode</text:p>
          </table:table-cell>
          <table:table-cell table:style-name="ce6" office:value-type="float" office:value="20525693">
            <text:p>20525693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2]/[.E12]" office:value-type="percentage" office:value="0.592734130595669">
            <text:p>59,27%</text:p>
          </table:table-cell>
          <table:table-cell table:formula="of:=[.C12]/[.E12]" office:value-type="percentage" office:value="0">
            <text:p>0,00%</text:p>
          </table:table-cell>
          <table:table-cell table:formula="of:=[.D12]/[.E12]" office:value-type="percentage" office:value="0.0526440449803164">
            <text:p>5,26%</text:p>
          </table:table-cell>
          <table:table-cell office:value-type="float" office:value="23301729">
            <text:p>23301729</text:p>
          </table:table-cell>
          <table:table-cell office:value-type="float" office:value="6392926">
            <text:p>6392926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406830634">
            <text:p>406830634</text:p>
          </table:table-cell>
          <table:table-cell office:value-type="float" office:value="1598">
            <text:p>1598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L12]*100)/([.K12]+[.L12])" office:value-type="percentage" office:value="9.50691115651805">
            <text:p>950,69%</text:p>
          </table:table-cell>
          <table:table-cell table:formula="of:=([.N12]*100)/[.E12]" office:value-type="percentage" office:value="0.00461465121149322">
            <text:p>0,46%</text:p>
          </table:table-cell>
          <table:table-cell table:formula="of:=([.P12]*100)/[.O12]" office:value-type="percentage" office:value="0.000207112234119669">
            <text:p>0,02%</text:p>
          </table:table-cell>
        </table:table-row>
        <table:table-row table:style-name="ro4">
          <table:table-cell office:value-type="string">
            <text:p>ADPCM Small Decode</text:p>
          </table:table-cell>
          <table:table-cell office:value-type="float" office:value="11222851">
            <text:p>11222851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3]/[.E13]" office:value-type="percentage" office:value="0.41174689912643">
            <text:p>41,17%</text:p>
          </table:table-cell>
          <table:table-cell table:formula="of:=[.C13]/[.E13]" office:value-type="percentage" office:value="0">
            <text:p>0,00%</text:p>
          </table:table-cell>
          <table:table-cell table:formula="of:=[.D13]/[.E13]" office:value-type="percentage" office:value="0.0537115056664654">
            <text:p>5,37%</text:p>
          </table:table-cell>
          <table:table-cell office:value-type="float" office:value="23470579">
            <text:p>23470579</text:p>
          </table:table-cell>
          <table:table-cell office:value-type="float" office:value="6439154">
            <text:p>6439154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409777916">
            <text:p>409777916</text:p>
          </table:table-cell>
          <table:table-cell office:value-type="float" office:value="1598">
            <text:p>1598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L13]*100)/([.K13]+[.L13])" office:value-type="percentage" office:value="9.43626757493091">
            <text:p>943,63%</text:p>
          </table:table-cell>
          <table:table-cell table:formula="of:=([.N13]*100)/[.E13]" office:value-type="percentage" office:value="0.00586278428541942">
            <text:p>0,59%</text:p>
          </table:table-cell>
          <table:table-cell table:formula="of:=([.P13]*100)/[.O13]" office:value-type="percentage" office:value="0.000183724237268829">
            <text:p>0,02%</text:p>
          </table:table-cell>
        </table:table-row>
        <table:table-row table:style-name="ro4">
          <table:table-cell office:value-type="string">
            <text:p>FFT Small</text:p>
          </table:table-cell>
          <table:table-cell office:value-type="float" office:value="178296090">
            <text:p>178296090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4]/[.E14]" office:value-type="percentage" office:value="0.234424722768838">
            <text:p>23,44%</text:p>
          </table:table-cell>
          <table:table-cell table:formula="of:=[.C14]/[.E14]" office:value-type="percentage" office:value="0">
            <text:p>0,00%</text:p>
          </table:table-cell>
          <table:table-cell table:formula="of:=[.D14]/[.E14]" office:value-type="percentage" office:value="0.0427102627710405">
            <text:p>4,27%</text:p>
          </table:table-cell>
          <table:table-cell office:value-type="float" office:value="157247551">
            <text:p>157247551</text:p>
          </table:table-cell>
          <table:table-cell office:value-type="float" office:value="221380">
            <text:p>221380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L14]*100)/([.K14]+[.L14])" office:value-type="percentage" office:value="5.56393121129399">
            <text:p>556,39%</text:p>
          </table:table-cell>
          <table:table-cell table:formula="of:=([.N14]*100)/[.E14]" office:value-type="percentage" office:value="0.000873951376188039">
            <text:p>0,09%</text:p>
          </table:table-cell>
          <table:table-cell table:formula="of:=([.P14]*100)/[.O14]" office:value-type="percentage" office:value="0.240480974267228">
            <text:p>24,05%</text:p>
          </table:table-cell>
        </table:table-row>
        <table:table-row table:style-name="ro2">
          <table:table-cell office:value-type="string">
            <text:p>FFT Inv Small</text:p>
          </table:table-cell>
          <table:table-cell office:value-type="float" office:value="426966164">
            <text:p>426966164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5]/[.E15]" office:value-type="percentage" office:value="0.234216703194696">
            <text:p>23,42%</text:p>
          </table:table-cell>
          <table:table-cell table:formula="of:=[.C15]/[.E15]" office:value-type="percentage" office:value="0">
            <text:p>0,00%</text:p>
          </table:table-cell>
          <table:table-cell table:formula="of:=[.D15]/[.E15]" office:value-type="percentage" office:value="0.0439521847557011">
            <text:p>4,40%</text:p>
          </table:table-cell>
          <table:table-cell office:value-type="float" office:value="370480131">
            <text:p>370480131</text:p>
          </table:table-cell>
          <table:table-cell office:value-type="float" office:value="4897822">
            <text:p>4897822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L15]*100)/([.K15]+[.L15])" office:value-type="percentage" office:value="9.90757307475647">
            <text:p>990,76%</text:p>
          </table:table-cell>
          <table:table-cell table:formula="of:=([.N15]*100)/[.E15]" office:value-type="percentage" office:value="0.00035694821186999">
            <text:p>0,04%</text:p>
          </table:table-cell>
          <table:table-cell table:formula="of:=([.P15]*100)/[.O15]" office:value-type="percentage" office:value="0.295961780133211">
            <text:p>29,60%</text:p>
          </table:table-cell>
        </table:table-row>
        <table:table-row table:style-name="ro2">
          <table:table-cell office:value-type="string">
            <text:p>Gsm Encode Small</text:p>
          </table:table-cell>
          <table:table-cell office:value-type="float" office:value="14852449">
            <text:p>14852449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6]/[.E16]" office:value-type="percentage" office:value="0.454724403000147">
            <text:p>45,47%</text:p>
          </table:table-cell>
          <table:table-cell table:formula="of:=[.C16]/[.E16]" office:value-type="percentage" office:value="0">
            <text:p>0,00%</text:p>
          </table:table-cell>
          <table:table-cell table:formula="of:=[.D16]/[.E16]" office:value-type="percentage" office:value="0.00883712954376558">
            <text:p>0,88%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L16]*100)/([.K16]+[.L16])" office:value-type="percentage" office:value="0.0355481985502483">
            <text:p>3,55%</text:p>
          </table:table-cell>
          <table:table-cell table:formula="of:=([.N16]*100)/[.E16]" office:value-type="percentage" office:value="0.0203964610333756">
            <text:p>2,04%</text:p>
          </table:table-cell>
          <table:table-cell table:formula="of:=([.P16]*100)/[.O16]" office:value-type="percentage" office:value="0">
            <text:p>0,00%</text:p>
          </table:table-cell>
        </table:table-row>
        <table:table-row table:style-name="ro2">
          <table:table-cell office:value-type="string">
            <text:p>Gsm Decode Small</text:p>
          </table:table-cell>
          <table:table-cell office:value-type="float" office:value="6064070">
            <text:p>6064070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7]/[.E17]" office:value-type="percentage" office:value="0.630816901578408">
            <text:p>63,08%</text:p>
          </table:table-cell>
          <table:table-cell table:formula="of:=[.C17]/[.E17]" office:value-type="percentage" office:value="0.0000821800131342386">
            <text:p>0,01%</text:p>
          </table:table-cell>
          <table:table-cell table:formula="of:=[.D17]/[.E17]" office:value-type="percentage" office:value="0.00838402574502164">
            <text:p>0,84%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L17]*100)/([.K17]+[.L17])" office:value-type="percentage" office:value="0.474975509289982">
            <text:p>47,50%</text:p>
          </table:table-cell>
          <table:table-cell table:formula="of:=([.N17]*100)/[.E17]" office:value-type="percentage" office:value="0.0487982837484447">
            <text:p>4,88%</text:p>
          </table:table-cell>
          <table:table-cell table:formula="of:=([.P17]*100)/[.O17]" office:value-type="percentage" office:value="0">
            <text:p>0,00%</text:p>
          </table:table-cell>
        </table:table-row>
        <table:table-row table:style-name="ro2">
          <table:table-cell office:value-type="string">
            <text:p>Djikstra Small</text:p>
          </table:table-cell>
          <table:table-cell office:value-type="float" office:value="42373997">
            <text:p>42373997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8]/[.E18]" office:value-type="percentage" office:value="0.713929947922906">
            <text:p>71,39%</text:p>
          </table:table-cell>
          <table:table-cell table:formula="of:=[.C18]/[.E18]" office:value-type="percentage" office:value="0">
            <text:p>0,00%</text:p>
          </table:table-cell>
          <table:table-cell table:formula="of:=[.D18]/[.E18]" office:value-type="percentage" office:value="0.00845070451011217">
            <text:p>0,85%</text:p>
          </table:table-cell>
          <table:table-cell office:value-type="float" office:value="11577034">
            <text:p>11577034</text:p>
          </table:table-cell>
          <table:table-cell office:value-type="float" office:value="1255563">
            <text:p>1255563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L18]*100)/([.K18]+[.L18])" office:value-type="percentage" office:value="0.110982991205911">
            <text:p>11,10%</text:p>
          </table:table-cell>
          <table:table-cell table:formula="of:=([.N18]*100)/[.E18]" office:value-type="percentage" office:value="0.00440246161796479">
            <text:p>0,44%</text:p>
          </table:table-cell>
          <table:table-cell table:formula="of:=([.P18]*100)/[.O18]" office:value-type="percentage" office:value="0">
            <text:p>0,00%</text:p>
          </table:table-cell>
        </table:table-row>
        <table:table-row table:style-name="ro2">
          <table:table-cell office:value-type="string">
            <text:p>Djikstra Large</text:p>
          </table:table-cell>
          <table:table-cell office:value-type="float" office:value="211769293">
            <text:p>211769293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19]/[.E19]" office:value-type="percentage" office:value="0.742320460283267">
            <text:p>74,23%</text:p>
          </table:table-cell>
          <table:table-cell table:formula="of:=[.C19]/[.E19]" office:value-type="percentage" office:value="0">
            <text:p>0,00%</text:p>
          </table:table-cell>
          <table:table-cell table:formula="of:=[.D19]/[.E19]" office:value-type="percentage" office:value="0.00547690049420929">
            <text:p>0,55%</text:p>
          </table:table-cell>
          <table:table-cell office:value-type="float" office:value="54972910">
            <text:p>54972910</text:p>
          </table:table-cell>
          <table:table-cell office:value-type="float" office:value="6286206">
            <text:p>6286206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L19]*100)/([.K19]+[.L19])" office:value-type="percentage" office:value="0.0234675276737588">
            <text:p>2,35%</text:p>
          </table:table-cell>
          <table:table-cell table:formula="of:=([.N19]*100)/[.E19]" office:value-type="percentage" office:value="0.0009180449431268">
            <text:p>0,09%</text:p>
          </table:table-cell>
          <table:table-cell table:formula="of:=([.P19]*100)/[.O19]" office:value-type="percentage" office:value="0">
            <text:p>0,00%</text:p>
          </table:table-cell>
        </table:table-row>
        <table:table-row table:style-name="ro4">
          <table:table-cell office:value-type="string">
            <text:p>Patricia Small</text:p>
          </table:table-cell>
          <table:table-cell office:value-type="float" office:value="72396122">
            <text:p>72396122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0]/[.E20]" office:value-type="percentage" office:value="0.250327793970601">
            <text:p>25,03%</text:p>
          </table:table-cell>
          <table:table-cell table:formula="of:=[.C20]/[.E20]" office:value-type="percentage" office:value="0.000157275823541388">
            <text:p>0,02%</text:p>
          </table:table-cell>
          <table:table-cell table:formula="of:=[.D20]/[.E20]" office:value-type="percentage" office:value="0.0423387900073985">
            <text:p>4,23%</text:p>
          </table:table-cell>
          <table:table-cell office:value-type="float" office:value="68946957">
            <text:p>68946957</text:p>
          </table:table-cell>
          <table:table-cell office:value-type="float" office:value="139441">
            <text:p>139441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L20]*100)/([.K20]+[.L20])" office:value-type="percentage" office:value="0.653493325849757">
            <text:p>65,35%</text:p>
          </table:table-cell>
          <table:table-cell table:formula="of:=([.N20]*100)/[.E20]" office:value-type="percentage" office:value="0.00179595608986252">
            <text:p>0,18%</text:p>
          </table:table-cell>
          <table:table-cell table:formula="of:=([.P20]*100)/[.O20]" office:value-type="percentage" office:value="0.0779861283186184">
            <text:p>7,80%</text:p>
          </table:table-cell>
        </table:table-row>
        <table:table-row table:style-name="ro4">
          <table:table-cell office:value-type="string">
            <text:p>Patricia Large</text:p>
          </table:table-cell>
          <table:table-cell office:value-type="float" office:value="466737852">
            <text:p>466737852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1]/[.E21]" office:value-type="percentage" office:value="0.254916067433511">
            <text:p>25,49%</text:p>
          </table:table-cell>
          <table:table-cell table:formula="of:=[.C21]/[.E21]" office:value-type="percentage" office:value="0.000147198130324644">
            <text:p>0,01%</text:p>
          </table:table-cell>
          <table:table-cell table:formula="of:=[.D21]/[.E21]" office:value-type="percentage" office:value="0.0415790740928801">
            <text:p>4,16%</text:p>
          </table:table-cell>
          <table:table-cell office:value-type="float" office:value="438050064">
            <text:p>438050064</text:p>
          </table:table-cell>
          <table:table-cell office:value-type="float" office:value="904987">
            <text:p>904987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L21]*100)/([.K21]+[.L21])" office:value-type="percentage" office:value="0.826342467579898">
            <text:p>82,63%</text:p>
          </table:table-cell>
          <table:table-cell table:formula="of:=([.N21]*100)/[.E21]" office:value-type="percentage" office:value="0.000285480656596706">
            <text:p>0,03%</text:p>
          </table:table-cell>
          <table:table-cell table:formula="of:=([.P21]*100)/[.O21]" office:value-type="percentage" office:value="0.094853583661565">
            <text:p>9,49%</text:p>
          </table:table-cell>
        </table:table-row>
        <table:table-row table:style-name="ro2">
          <table:table-cell office:value-type="string">
            <text:p>Rijndael Encoder Small</text:p>
          </table:table-cell>
          <table:table-cell office:value-type="float" office:value="5370906">
            <text:p>5370906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2]/[.E22]" office:value-type="percentage" office:value="0.159301750795737">
            <text:p>15,93%</text:p>
          </table:table-cell>
          <table:table-cell table:formula="of:=[.C22]/[.E22]" office:value-type="percentage" office:value="0.00230313847441004">
            <text:p>0,23%</text:p>
          </table:table-cell>
          <table:table-cell table:formula="of:=[.D22]/[.E22]" office:value-type="percentage" office:value="0.0139975627680942">
            <text:p>1,40%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L22]*100)/([.K22]+[.L22])" office:value-type="percentage" office:value="0.0274115438793615">
            <text:p>2,74%</text:p>
          </table:table-cell>
          <table:table-cell table:formula="of:=([.N22]*100)/[.E22]" office:value-type="percentage" office:value="0.00966326917828221">
            <text:p>0,97%</text:p>
          </table:table-cell>
          <table:table-cell table:formula="of:=([.P22]*100)/[.O22]" office:value-type="percentage" office:value="0">
            <text:p>0,00%</text:p>
          </table:table-cell>
        </table:table-row>
        <table:table-row table:style-name="ro2">
          <table:table-cell office:value-type="string">
            <text:p>Rijndael Decoder Small</text:p>
          </table:table-cell>
          <table:table-cell office:value-type="float" office:value="4744889">
            <text:p>4744889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3]/[.E23]" office:value-type="percentage" office:value="0.1368004618976">
            <text:p>13,68%</text:p>
          </table:table-cell>
          <table:table-cell table:formula="of:=[.C23]/[.E23]" office:value-type="percentage" office:value="0">
            <text:p>0,00%</text:p>
          </table:table-cell>
          <table:table-cell table:formula="of:=[.D23]/[.E23]" office:value-type="percentage" office:value="0.0124988381058831">
            <text:p>1,25%</text:p>
          </table:table-cell>
          <table:table-cell office:value-type="float" office:value="11520729">
            <text:p>11520729</text:p>
          </table:table-cell>
          <table:table-cell office:value-type="float" office:value="4212">
            <text:p>4212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L23]*100)/([.K23]+[.L23])" office:value-type="percentage" office:value="0.0364513796643297">
            <text:p>3,65%</text:p>
          </table:table-cell>
          <table:table-cell table:formula="of:=([.N23]*100)/[.E23]" office:value-type="percentage" office:value="0.008862686142357">
            <text:p>0,89%</text:p>
          </table:table-cell>
          <table:table-cell table:formula="of:=([.P23]*100)/[.O23]" office:value-type="percentage" office:value="0">
            <text:p>0,00%</text:p>
          </table:table-cell>
        </table:table-row>
        <table:table-row table:style-name="ro4">
          <table:table-cell office:value-type="string">
            <text:p>SHA Small</text:p>
          </table:table-cell>
          <table:table-cell office:value-type="float" office:value="5814063">
            <text:p>5814063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4]/[.E24]" office:value-type="percentage" office:value="0.445990718062589">
            <text:p>44,60%</text:p>
          </table:table-cell>
          <table:table-cell table:formula="of:=[.C24]/[.E24]" office:value-type="percentage" office:value="0">
            <text:p>0,00%</text:p>
          </table:table-cell>
          <table:table-cell table:formula="of:=[.D24]/[.E24]" office:value-type="percentage" office:value="0.00771254882621102">
            <text:p>0,77%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L24]*100)/([.K24]+[.L24])" office:value-type="percentage" office:value="0.108094220060782">
            <text:p>10,81%</text:p>
          </table:table-cell>
          <table:table-cell table:formula="of:=([.N24]*100)/[.E24]" office:value-type="percentage" office:value="0.0153801462026726">
            <text:p>1,54%</text:p>
          </table:table-cell>
          <table:table-cell table:formula="of:=([.P24]*100)/[.O24]" office:value-type="percentage" office:value="0">
            <text:p>0,00%</text:p>
          </table:table-cell>
        </table:table-row>
        <table:table-row table:style-name="ro4">
          <table:table-cell office:value-type="string">
            <text:p>SHA Large</text:p>
          </table:table-cell>
          <table:table-cell office:value-type="float" office:value="60534217">
            <text:p>60534217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5]/[.E25]" office:value-type="percentage" office:value="0.446101662544794">
            <text:p>44,61%</text:p>
          </table:table-cell>
          <table:table-cell table:formula="of:=[.C25]/[.E25]" office:value-type="percentage" office:value="0">
            <text:p>0,00%</text:p>
          </table:table-cell>
          <table:table-cell table:formula="of:=[.D25]/[.E25]" office:value-type="percentage" office:value="0.00768393246749262">
            <text:p>0,77%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L25]*100)/([.K25]+[.L25])" office:value-type="percentage" office:value="0.0103862788220199">
            <text:p>1,04%</text:p>
          </table:table-cell>
          <table:table-cell table:formula="of:=([.N25]*100)/[.E25]" office:value-type="percentage" office:value="0.00147756736227762">
            <text:p>0,15%</text:p>
          </table:table-cell>
          <table:table-cell table:formula="of:=([.P25]*100)/[.O25]" office:value-type="percentage" office:value="0">
            <text:p>0,00%</text:p>
          </table:table-cell>
        </table:table-row>
        <table:table-row table:style-name="ro4">
          <table:table-cell office:value-type="string">
            <text:p>JPEG Small Encode</text:p>
          </table:table-cell>
          <table:table-cell office:value-type="float" office:value="12796557">
            <text:p>12796557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6]/[.E26]" office:value-type="percentage" office:value="0.434152123661608">
            <text:p>43,42%</text:p>
          </table:table-cell>
          <table:table-cell table:formula="of:=[.C26]/[.E26]" office:value-type="percentage" office:value="0.00167030689208889">
            <text:p>0,17%</text:p>
          </table:table-cell>
          <table:table-cell table:formula="of:=[.D26]/[.E26]" office:value-type="percentage" office:value="0.0197951315941745">
            <text:p>1,98%</text:p>
          </table:table-cell>
          <table:table-cell office:value-type="float" office:value="6436703">
            <text:p>6436703</text:p>
          </table:table-cell>
          <table:table-cell office:value-type="float" office:value="842477">
            <text:p>842477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L26]*100)/([.K26]+[.L26])" office:value-type="percentage" office:value="17.6449682519185">
            <text:p>1764,50%</text:p>
          </table:table-cell>
          <table:table-cell table:formula="of:=([.N26]*100)/[.E26]" office:value-type="percentage" office:value="0.415320560194713">
            <text:p>41,53%</text:p>
          </table:table-cell>
          <table:table-cell table:formula="of:=([.P26]*100)/[.O26]" office:value-type="percentage" office:value="0">
            <text:p>0,00%</text:p>
          </table:table-cell>
        </table:table-row>
        <table:table-row table:style-name="ro4">
          <table:table-cell office:value-type="string">
            <text:p>JPEG Small Decode</text:p>
          </table:table-cell>
          <table:table-cell office:value-type="float" office:value="3250176">
            <text:p>3250176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7]/[.E27]" office:value-type="percentage" office:value="0.373698951319552">
            <text:p>37,37%</text:p>
          </table:table-cell>
          <table:table-cell table:formula="of:=[.C27]/[.E27]" office:value-type="percentage" office:value="0.0000294343849495551">
            <text:p>0,00%</text:p>
          </table:table-cell>
          <table:table-cell table:formula="of:=[.D27]/[.E27]" office:value-type="percentage" office:value="0.00874143743968682">
            <text:p>0,87%</text:p>
          </table:table-cell>
          <table:table-cell office:value-type="float" office:value="2190098">
            <text:p>2190098</text:p>
          </table:table-cell>
          <table:table-cell office:value-type="float" office:value="273673">
            <text:p>273673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L27]*100)/([.K27]+[.L27])" office:value-type="percentage" office:value="22.253732185337">
            <text:p>2225,37%</text:p>
          </table:table-cell>
          <table:table-cell table:formula="of:=([.N27]*100)/[.E27]" office:value-type="percentage" office:value="0.0941555384187136">
            <text:p>9,42%</text:p>
          </table:table-cell>
          <table:table-cell table:formula="of:=([.P27]*100)/[.O27]" office:value-type="percentage" office:value="0">
            <text:p>0,00%</text:p>
          </table:table-cell>
        </table:table-row>
        <table:table-row table:style-name="ro4">
          <table:table-cell office:value-type="string">
            <text:p>JPEG Large Encode</text:p>
          </table:table-cell>
          <table:table-cell office:value-type="float" office:value="50238981">
            <text:p>50238981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8]/[.E28]" office:value-type="percentage" office:value="0.460585440355061">
            <text:p>46,06%</text:p>
          </table:table-cell>
          <table:table-cell table:formula="of:=[.C28]/[.E28]" office:value-type="percentage" office:value="0.0018002801798795">
            <text:p>0,18%</text:p>
          </table:table-cell>
          <table:table-cell table:formula="of:=[.D28]/[.E28]" office:value-type="percentage" office:value="0.0149292484150208">
            <text:p>1,49%</text:p>
          </table:table-cell>
          <table:table-cell office:value-type="float" office:value="23102811">
            <text:p>23102811</text:p>
          </table:table-cell>
          <table:table-cell office:value-type="float" office:value="3800961">
            <text:p>3800961</text:p>
          </table:table-cell>
          <table:table-cell office:value-type="float" office:value="21818055">
            <text:p>21818055</text:p>
          </table:table-cell>
          <table:table-cell office:value-type="float" office:value="5085717">
            <text:p>5085717</text:p>
          </table:table-cell>
          <table:table-cell office:value-type="float" office:value="101570779">
            <text:p>101570779</text:p>
          </table:table-cell>
          <table:table-cell office:value-type="float" office:value="7505575">
            <text:p>7505575</text:p>
          </table:table-cell>
          <table:table-cell office:value-type="float" office:value="8373344">
            <text:p>8373344</text:p>
          </table:table-cell>
          <table:table-cell office:value-type="float" office:value="131806">
            <text:p>131806</text:p>
          </table:table-cell>
          <table:table-cell table:formula="of:=([.L28]*100)/([.K28]+[.L28])" office:value-type="percentage" office:value="18.9033604655882">
            <text:p>1890,34%</text:p>
          </table:table-cell>
          <table:table-cell table:formula="of:=([.N28]*100)/[.E28]" office:value-type="percentage" office:value="6.88102843187233">
            <text:p>688,10%</text:p>
          </table:table-cell>
          <table:table-cell table:formula="of:=([.P28]*100)/[.O28]" office:value-type="percentage" office:value="1.57411423679715">
            <text:p>157,41%</text:p>
          </table:table-cell>
        </table:table-row>
        <table:table-row table:style-name="ro4">
          <table:table-cell office:value-type="string">
            <text:p>JPEG Large Decode</text:p>
          </table:table-cell>
          <table:table-cell office:value-type="float" office:value="11937596">
            <text:p>11937596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29]/[.E29]" office:value-type="percentage" office:value="0.406680427315746">
            <text:p>40,67%</text:p>
          </table:table-cell>
          <table:table-cell table:formula="of:=[.C29]/[.E29]" office:value-type="percentage" office:value="0.00000872120227496649">
            <text:p>0,00%</text:p>
          </table:table-cell>
          <table:table-cell table:formula="of:=[.D29]/[.E29]" office:value-type="percentage" office:value="0.00732322080404647">
            <text:p>0,73%</text:p>
          </table:table-cell>
          <table:table-cell office:value-type="float" office:value="6571939">
            <text:p>6571939</text:p>
          </table:table-cell>
          <table:table-cell office:value-type="float" office:value="2288196">
            <text:p>2288196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L29]*100)/([.K29]+[.L29])" office:value-type="percentage" office:value="38.8557284962362">
            <text:p>3885,57%</text:p>
          </table:table-cell>
          <table:table-cell table:formula="of:=([.N29]*100)/[.E29]" office:value-type="percentage" office:value="0.0279214741584474">
            <text:p>2,79%</text:p>
          </table:table-cell>
          <table:table-cell table:formula="of:=([.P29]*100)/[.O29]" office:value-type="percentage" office:value="0">
            <text:p>0,00%</text:p>
          </table:table-cell>
        </table:table-row>
        <table:table-row table:style-name="ro4">
          <table:table-cell table:style-name="ce3"/>
          <table:table-cell table:style-name="ce7" table:number-columns-repeated="18"/>
        </table:table-row>
        <table:table-row table:style-name="ro6">
          <table:table-cell table:style-name="Default"/>
          <table:table-cell table:style-name="ce7" table:number-columns-repeated="18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14T00:24:05</dc:date>
    <dc:creator>Marcus Botacin</dc:creator>
    <meta:editing-duration>P1DT2H20M47S</meta:editing-duration>
    <meta:editing-cycles>46</meta:editing-cycles>
    <meta:generator>LibreOffice/3.5$Linux_X86_64 LibreOffice_project/350m1$Build-2</meta:generator>
    <meta:document-statistic meta:table-count="3" meta:cell-count="1016" meta:object-count="0"/>
  </office:meta>
</office:document-meta>
</file>